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460.6pt" fo:margin-left="-5.4pt" table:align="left" style:writing-mode="lr-tb"/>
    </style:style>
    <style:style style:name="Tableau1.A" style:family="table-column">
      <style:table-column-properties style:column-width="153.5pt"/>
    </style:style>
    <style:style style:name="Tableau1.B" style:family="table-column">
      <style:table-column-properties style:column-width="153.45pt"/>
    </style:style>
    <style:style style:name="Tableau1.C" style:family="table-column">
      <style:table-column-properties style:column-width="153.65pt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5.4pt" fo:padding-right="5.4pt" fo:padding-top="0pt" fo:padding-bottom="0pt" fo:border="none">
        <style:background-image/>
      </style:table-cell-properties>
    </style:style>
    <style:style style:name="Tableau1.A2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 : <text:span text:style-name="T2"><text:text-input text:description="">${project.name}</text:text-input></text:span></text:p>
      <text:p text:style-name="Standard"/>
      <text:p text:style-name="P3">Developers (Section):</text:p>
      <text:p text:style-name="P3"><text:text-input text:description="">[#list developers as developer]</text:text-input><text:text-input text:description=""/><text:text-input text:description="">${developer.name}</text:text-input></text:p>
      <text:p text:style-name="Text_20_body"><text:text-input text:description="">[/#list]</text:text-input></text:p>
      <text:p text:style-name="Standard">Developers (Table)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${developers.name}</text:text-input></text:p>
          </table:table-cell>
          <table:table-cell table:style-name="Tableau1.A2" office:value-type="string">
            <text:p text:style-name="Standard"><text:text-input text:description="">${developers.lastName}</text:text-input></text:p>
          </table:table-cell>
          <table:table-cell table:style-name="Tableau1.A2" office:value-type="string">
            <text:p text:style-name="Standard"><text:a xlink:type="simple" xlink:href="mailto:$%7Bdevelopers.mail%7D">${developers.mail}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dc:creator>Angelo ZERR</dc:creator>
    <meta:editing-cycles>17</meta:editing-cycles>
    <meta:creation-date>2011-04-29T09:54:00</meta:creation-date>
    <dc:date>2011-08-03T13:47:52.91</dc:date>
    <meta:editing-duration>PT6M46S</meta:editing-duration>
    <meta:generator>LibreOffice/3.3$Win32 LibreOffice_project/330m19$Build-6</meta:generator>
    <meta:document-statistic meta:table-count="1" meta:image-count="0" meta:object-count="0" meta:page-count="1" meta:paragraph-count="11" meta:word-count="21" meta:character-count="198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